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1f8" officeooo:paragraph-rsid="0008c1f8"/>
    </style:style>
    <style:style style:name="P2" style:family="paragraph" style:parent-style-name="Standard">
      <style:text-properties fo:font-weight="bold" officeooo:rsid="0008c1f8" officeooo:paragraph-rsid="0008c1f8" style:font-weight-asian="bold" style:font-weight-complex="bold"/>
    </style:style>
    <style:style style:name="P3" style:family="paragraph" style:parent-style-name="Standard">
      <style:text-properties officeooo:rsid="00097102" officeooo:paragraph-rsid="000971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NDBATS</text:p>
      <text:p text:style-name="P1"/>
      <text:p text:style-name="P1">STRATEGIES:<text:line-break/></text:p>
      <text:p text:style-name="P1">Stall: </text:p>
      <text:p text:style-name="P1">Keep switching between mons and stall out with toxic/small amounts of damage </text:p>
      <text:p text:style-name="P1"/>
      <text:p text:style-name="P1">Pros: Very safe and stable</text:p>
      <text:p text:style-name="P1"/>
      <text:p text:style-name="P1">Cons: Can dynamax</text:p>
      <text:p text:style-name="P1"/>
      <text:p text:style-name="P1">HO:</text:p>
      <text:p text:style-name="P1">Set up at every possible turn</text:p>
      <text:p text:style-name="P1"/>
      <text:p text:style-name="P1">Basically a martingale strategy</text:p>
      <text:p text:style-name="P1"/>
      <text:p text:style-name="P2">Categories</text:p>
      <text:p text:style-name="P1"/>
      <text:p text:style-name="P1">staller</text:p>
      <text:p text:style-name="P1"/>
      <text:p text:style-name="P1">setup </text:p>
      <text:p text:style-name="P1"/>
      <text:p text:style-name="P1">revenge</text:p>
      <text:p text:style-name="P1"/>
      <text:p text:style-name="P1">Also Dynamax Setup</text:p>
      <text:p text:style-name="P1"/>
      <text:p text:style-name="P1">Main strategy:</text:p>
      <text:p text:style-name="P1"/>
      <text:p text:style-name="P1">If you kill a pokemon and they make a bad switch that means they have no counters. Try to save pokemon as much as possible</text:p>
      <text:p text:style-name="P1"/>
      <text:p text:style-name="P1">If they have a pokemon that can stall out team, try to remove it with as much pokemon with opposite typing as your bad switch. </text:p>
      <text:p text:style-name="P1"/>
      <text:p text:style-name="P3">Save good pokemon for last</text:p>
      <text:p text:style-name="P3"/>
      <text:p text:style-name="P3">Dynamax is worth 2 pokemon, save it for last alway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4:09:41.212051921</meta:creation-date>
    <dc:date>2022-09-28T19:57:21.476260186</dc:date>
    <meta:editing-duration>PT5H31M3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08" meta:character-count="598" meta:non-whitespace-character-count="504"/>
  </office:meta>
</office:document-meta>
</file>